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# BH</text:p>
          </table:table-cell>
          <table:table-cell table:style-name="Default" office:value-type="string" calcext:value-type="string">
            <text:p><text:span text:style-name="T1">% </text:span>BH</text:p>
          </table:table-cell>
          <table:table-cell office:value-type="string" calcext:value-type="string">
            <text:p># NS</text:p>
          </table:table-cell>
          <table:table-cell table:style-name="Default" office:value-type="string" calcext:value-type="string">
            <text:p>% NS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table:formula="of:=[.E8]/[.I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8]/[.I8]" office:value-type="percentage" office:value="0" calcext:value-type="percentage">
            <text:p>0.00%</text:p>
          </table:table-cell>
          <table:table-cell table:formula="of:=[.E8]+[.G8]" office:value-type="float" office:value="234" calcext:value-type="float">
            <text:p>23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table:formula="of:=[.E9]/[.I9]" office:value-type="percentage" office:value="0.945945945945946" calcext:value-type="percentage">
            <text:p>94.59%</text:p>
          </table:table-cell>
          <table:table-cell office:value-type="float" office:value="10" calcext:value-type="float">
            <text:p>10</text:p>
          </table:table-cell>
          <table:table-cell table:formula="of:=[.G9]/[.I9]" office:value-type="percentage" office:value="0.0540540540540541" calcext:value-type="percentage">
            <text:p>5.41%</text:p>
          </table:table-cell>
          <table:table-cell table:formula="of:=[.E9]+[.G9]" office:value-type="float" office:value="185" calcext:value-type="float">
            <text:p>18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formula="of:=[.E10]/[.I10]" office:value-type="percentage" office:value="0.611111111111111" calcext:value-type="percentage">
            <text:p>61.11%</text:p>
          </table:table-cell>
          <table:table-cell office:value-type="float" office:value="56" calcext:value-type="float">
            <text:p>56</text:p>
          </table:table-cell>
          <table:table-cell table:formula="of:=[.G10]/[.I10]" office:value-type="percentage" office:value="0.388888888888889" calcext:value-type="percentage">
            <text:p>38.89%</text:p>
          </table:table-cell>
          <table:table-cell table:formula="of:=[.E10]+[.G10]" office:value-type="float" office:value="144" calcext:value-type="float">
            <text:p>14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formula="of:=[.E11]/[.I11]" office:value-type="percentage" office:value="0.36283185840708" calcext:value-type="percentage">
            <text:p>36.28%</text:p>
          </table:table-cell>
          <table:table-cell office:value-type="float" office:value="72" calcext:value-type="float">
            <text:p>72</text:p>
          </table:table-cell>
          <table:table-cell table:formula="of:=[.G11]/[.I11]" office:value-type="percentage" office:value="0.63716814159292" calcext:value-type="percentage">
            <text:p>63.72%</text:p>
          </table:table-cell>
          <table:table-cell table:formula="of:=[.E11]+[.G11]" office:value-type="float" office:value="113" calcext:value-type="float">
            <text:p>113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[.E12]/[.I12]" office:value-type="percentage" office:value="0.014367816091954" calcext:value-type="percentage">
            <text:p>1.44%</text:p>
          </table:table-cell>
          <table:table-cell office:value-type="float" office:value="1029" calcext:value-type="float">
            <text:p>1029</text:p>
          </table:table-cell>
          <table:table-cell table:formula="of:=[.G12]/[.I12]" office:value-type="percentage" office:value="0.985632183908046" calcext:value-type="percentage">
            <text:p>98.56%</text:p>
          </table:table-cell>
          <table:table-cell table:formula="of:=[.E12]+[.G12]" office:value-type="float" office:value="1044" calcext:value-type="float">
            <text:p>104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E13]/[.I13]" office:value-type="percentage" office:value="0.000437062937062937" calcext:value-type="percentage">
            <text:p>0.04%</text:p>
          </table:table-cell>
          <table:table-cell office:value-type="float" office:value="2287" calcext:value-type="float">
            <text:p>2287</text:p>
          </table:table-cell>
          <table:table-cell table:formula="of:=[.G13]/[.I13]" office:value-type="percentage" office:value="0.999562937062937" calcext:value-type="percentage">
            <text:p>99.96%</text:p>
          </table:table-cell>
          <table:table-cell table:formula="of:=[.E13]+[.G13]" office:value-type="float" office:value="2288" calcext:value-type="float">
            <text:p>2288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E14]/[.I14]" office:value-type="percentage" office:value="0.000336134453781513" calcext:value-type="percentage">
            <text:p>0.03%</text:p>
          </table:table-cell>
          <table:table-cell office:value-type="float" office:value="2974" calcext:value-type="float">
            <text:p>2974</text:p>
          </table:table-cell>
          <table:table-cell table:formula="of:=[.G14]/[.I14]" office:value-type="percentage" office:value="0.999663865546218" calcext:value-type="percentage">
            <text:p>99.97%</text:p>
          </table:table-cell>
          <table:table-cell table:formula="of:=[.E14]+[.G14]" office:value-type="float" office:value="2975" calcext:value-type="float">
            <text:p>297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E15]/[.I15]" office:value-type="percentage" office:value="0.000282087447108604" calcext:value-type="percentage">
            <text:p>0.03%</text:p>
          </table:table-cell>
          <table:table-cell office:value-type="float" office:value="3544" calcext:value-type="float">
            <text:p>3544</text:p>
          </table:table-cell>
          <table:table-cell table:formula="of:=[.G15]/[.I15]" office:value-type="percentage" office:value="0.999717912552891" calcext:value-type="percentage">
            <text:p>99.97%</text:p>
          </table:table-cell>
          <table:table-cell table:formula="of:=[.E15]+[.G15]" office:value-type="float" office:value="3545" calcext:value-type="float">
            <text:p>354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E16]/[.I16]" office:value-type="percentage" office:value="0.0185185185185185" calcext:value-type="percentage">
            <text:p>1.85%</text:p>
          </table:table-cell>
          <table:table-cell office:value-type="float" office:value="53" calcext:value-type="float">
            <text:p>53</text:p>
          </table:table-cell>
          <table:table-cell table:formula="of:=[.G16]/[.I16]" office:value-type="percentage" office:value="0.981481481481482" calcext:value-type="percentage">
            <text:p>98.15%</text:p>
          </table:table-cell>
          <table:table-cell table:formula="of:=[.E16]+[.G16]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E17]/[.I17]" office:value-type="percentage" office:value="0" calcext:value-type="percentage">
            <text:p>0.00%</text:p>
          </table:table-cell>
          <table:table-cell office:value-type="float" office:value="29" calcext:value-type="float">
            <text:p>29</text:p>
          </table:table-cell>
          <table:table-cell table:formula="of:=[.G17]/[.I17]" office:value-type="percentage" office:value="1" calcext:value-type="percentage">
            <text:p>100.00%</text:p>
          </table:table-cell>
          <table:table-cell table:formula="of:=[.E17]+[.G17]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table:formula="of:=[.E18]/[.I18]" office:value-type="percentage" office:value="0.977886977886978" calcext:value-type="percentage">
            <text:p>97.79%</text:p>
          </table:table-cell>
          <table:table-cell office:value-type="float" office:value="9" calcext:value-type="float">
            <text:p>9</text:p>
          </table:table-cell>
          <table:table-cell table:formula="of:=[.G18]/[.I18]" office:value-type="percentage" office:value="0.0221130221130221" calcext:value-type="percentage">
            <text:p>2.21%</text:p>
          </table:table-cell>
          <table:table-cell table:formula="of:=[.E18]+[.G18]" office:value-type="float" office:value="407" calcext:value-type="float">
            <text:p>407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table:formula="of:=[.E19]/[.I19]" office:value-type="percentage" office:value="0.80622009569378" calcext:value-type="percentage">
            <text:p>80.62%</text:p>
          </table:table-cell>
          <table:table-cell office:value-type="float" office:value="81" calcext:value-type="float">
            <text:p>81</text:p>
          </table:table-cell>
          <table:table-cell table:formula="of:=[.G19]/[.I19]" office:value-type="percentage" office:value="0.19377990430622" calcext:value-type="percentage">
            <text:p>19.38%</text:p>
          </table:table-cell>
          <table:table-cell table:formula="of:=[.E19]+[.G19]" office:value-type="float" office:value="418" calcext:value-type="float">
            <text:p>418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62" calcext:value-type="float">
            <text:p>262</text:p>
          </table:table-cell>
          <table:table-cell table:formula="of:=[.E20]/[.I20]" office:value-type="percentage" office:value="0.537987679671458" calcext:value-type="percentage">
            <text:p>53.80%</text:p>
          </table:table-cell>
          <table:table-cell office:value-type="float" office:value="225" calcext:value-type="float">
            <text:p>225</text:p>
          </table:table-cell>
          <table:table-cell table:formula="of:=[.G20]/[.I20]" office:value-type="percentage" office:value="0.462012320328542" calcext:value-type="percentage">
            <text:p>46.20%</text:p>
          </table:table-cell>
          <table:table-cell table:formula="of:=[.E20]+[.G20]" office:value-type="float" office:value="487" calcext:value-type="float">
            <text:p>487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table:formula="of:=[.E21]/[.I21]" office:value-type="percentage" office:value="0.332344213649852" calcext:value-type="percentage">
            <text:p>33.23%</text:p>
          </table:table-cell>
          <table:table-cell office:value-type="float" office:value="450" calcext:value-type="float">
            <text:p>450</text:p>
          </table:table-cell>
          <table:table-cell table:formula="of:=[.G21]/[.I21]" office:value-type="percentage" office:value="0.667655786350148" calcext:value-type="percentage">
            <text:p>66.77%</text:p>
          </table:table-cell>
          <table:table-cell table:formula="of:=[.E21]+[.G21]" office:value-type="float" office:value="674" calcext:value-type="float">
            <text:p>67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</text:p>
          </table:table-cell>
          <table:table-cell table:formula="of:=[.E22]/[.I22]" office:value-type="percentage" office:value="0.0736434108527132" calcext:value-type="percentage">
            <text:p>7.36%</text:p>
          </table:table-cell>
          <table:table-cell office:value-type="float" office:value="1673" calcext:value-type="float">
            <text:p>1673</text:p>
          </table:table-cell>
          <table:table-cell table:formula="of:=[.G22]/[.I22]" office:value-type="percentage" office:value="0.926356589147287" calcext:value-type="percentage">
            <text:p>92.64%</text:p>
          </table:table-cell>
          <table:table-cell table:formula="of:=[.E22]+[.G22]" office:value-type="float" office:value="1806" calcext:value-type="float">
            <text:p>1806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table:formula="of:=[.E23]/[.I23]" office:value-type="percentage" office:value="0.0151753008895866" calcext:value-type="percentage">
            <text:p>1.52%</text:p>
          </table:table-cell>
          <table:table-cell office:value-type="float" office:value="3764" calcext:value-type="float">
            <text:p>3764</text:p>
          </table:table-cell>
          <table:table-cell table:formula="of:=[.G23]/[.I23]" office:value-type="percentage" office:value="0.984824699110413" calcext:value-type="percentage">
            <text:p>98.48%</text:p>
          </table:table-cell>
          <table:table-cell table:formula="of:=[.E23]+[.G23]" office:value-type="float" office:value="3822" calcext:value-type="float">
            <text:p>3822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E24]/[.I24]" office:value-type="percentage" office:value="0.00525821596244131" calcext:value-type="percentage">
            <text:p>0.53%</text:p>
          </table:table-cell>
          <table:table-cell office:value-type="float" office:value="5297" calcext:value-type="float">
            <text:p>5297</text:p>
          </table:table-cell>
          <table:table-cell table:formula="of:=[.G24]/[.I24]" office:value-type="percentage" office:value="0.994741784037559" calcext:value-type="percentage">
            <text:p>99.47%</text:p>
          </table:table-cell>
          <table:table-cell table:formula="of:=[.E24]+[.G24]" office:value-type="float" office:value="5325" calcext:value-type="float">
            <text:p>532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table:formula="of:=[.E25]/[.I25]" office:value-type="percentage" office:value="0.00382287352660083" calcext:value-type="percentage">
            <text:p>0.38%</text:p>
          </table:table-cell>
          <table:table-cell office:value-type="float" office:value="6254" calcext:value-type="float">
            <text:p>6254</text:p>
          </table:table-cell>
          <table:table-cell table:formula="of:=[.G25]/[.I25]" office:value-type="percentage" office:value="0.996177126473399" calcext:value-type="percentage">
            <text:p>99.62%</text:p>
          </table:table-cell>
          <table:table-cell table:formula="of:=[.E25]+[.G25]" office:value-type="float" office:value="6278" calcext:value-type="float">
            <text:p>6278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E26]/[.I26]" office:value-type="percentage" office:value="0" calcext:value-type="percentage">
            <text:p>0.00%</text:p>
          </table:table-cell>
          <table:table-cell office:value-type="float" office:value="154" calcext:value-type="float">
            <text:p>154</text:p>
          </table:table-cell>
          <table:table-cell table:formula="of:=[.G26]/[.I26]" office:value-type="percentage" office:value="1" calcext:value-type="percentage">
            <text:p>100.00%</text:p>
          </table:table-cell>
          <table:table-cell table:formula="of:=[.E26]+[.G26]" office:value-type="float" office:value="154" calcext:value-type="float">
            <text:p>15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E27]/[.I27]" office:value-type="percentage" office:value="0" calcext:value-type="percentage">
            <text:p>0.00%</text:p>
          </table:table-cell>
          <table:table-cell office:value-type="float" office:value="23" calcext:value-type="float">
            <text:p>23</text:p>
          </table:table-cell>
          <table:table-cell table:formula="of:=[.G27]/[.I27]" office:value-type="percentage" office:value="1" calcext:value-type="percentage">
            <text:p>100.00%</text:p>
          </table:table-cell>
          <table:table-cell table:formula="of:=[.E27]+[.G27]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28]/[.I28]" office:value-type="percentage" office:value="0.8" calcext:value-type="percentage">
            <text:p>80.00%</text:p>
          </table:table-cell>
          <table:table-cell office:value-type="float" office:value="2" calcext:value-type="float">
            <text:p>2</text:p>
          </table:table-cell>
          <table:table-cell table:formula="of:=[.G28]/[.I28]" office:value-type="percentage" office:value="0.2" calcext:value-type="percentage">
            <text:p>20.00%</text:p>
          </table:table-cell>
          <table:table-cell table:formula="of:=[.E28]+[.G28]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E29]/[.I29]" office:value-type="percentage" office:value="0.655172413793103" calcext:value-type="percentage">
            <text:p>65.52%</text:p>
          </table:table-cell>
          <table:table-cell office:value-type="float" office:value="10" calcext:value-type="float">
            <text:p>10</text:p>
          </table:table-cell>
          <table:table-cell table:formula="of:=[.G29]/[.I29]" office:value-type="percentage" office:value="0.344827586206897" calcext:value-type="percentage">
            <text:p>34.48%</text:p>
          </table:table-cell>
          <table:table-cell table:formula="of:=[.E29]+[.G29]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E30]/[.I30]" office:value-type="percentage" office:value="0.0846153846153846" calcext:value-type="percentage">
            <text:p>8.46%</text:p>
          </table:table-cell>
          <table:table-cell office:value-type="float" office:value="119" calcext:value-type="float">
            <text:p>119</text:p>
          </table:table-cell>
          <table:table-cell table:formula="of:=[.G30]/[.I30]" office:value-type="percentage" office:value="0.915384615384615" calcext:value-type="percentage">
            <text:p>91.54%</text:p>
          </table:table-cell>
          <table:table-cell table:formula="of:=[.E30]+[.G30]" office:value-type="float" office:value="130" calcext:value-type="float">
            <text:p>130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E31]/[.I31]" office:value-type="percentage" office:value="0.0222222222222222" calcext:value-type="percentage">
            <text:p>2.22%</text:p>
          </table:table-cell>
          <table:table-cell office:value-type="float" office:value="264" calcext:value-type="float">
            <text:p>264</text:p>
          </table:table-cell>
          <table:table-cell table:formula="of:=[.G31]/[.I31]" office:value-type="percentage" office:value="0.977777777777778" calcext:value-type="percentage">
            <text:p>97.78%</text:p>
          </table:table-cell>
          <table:table-cell table:formula="of:=[.E31]+[.G31]" office:value-type="float" office:value="270" calcext:value-type="float">
            <text:p>270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E32]/[.I32]" office:value-type="percentage" office:value="0" calcext:value-type="percentage">
            <text:p>0.00%</text:p>
          </table:table-cell>
          <table:table-cell office:value-type="float" office:value="713" calcext:value-type="float">
            <text:p>713</text:p>
          </table:table-cell>
          <table:table-cell table:formula="of:=[.G32]/[.I32]" office:value-type="percentage" office:value="1" calcext:value-type="percentage">
            <text:p>100.00%</text:p>
          </table:table-cell>
          <table:table-cell table:formula="of:=[.E32]+[.G32]" office:value-type="float" office:value="713" calcext:value-type="float">
            <text:p>713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E33]/[.I33]" office:value-type="percentage" office:value="0.000859106529209622" calcext:value-type="percentage">
            <text:p>0.09%</text:p>
          </table:table-cell>
          <table:table-cell office:value-type="float" office:value="1163" calcext:value-type="float">
            <text:p>1163</text:p>
          </table:table-cell>
          <table:table-cell table:formula="of:=[.G33]/[.I33]" office:value-type="percentage" office:value="0.99914089347079" calcext:value-type="percentage">
            <text:p>99.91%</text:p>
          </table:table-cell>
          <table:table-cell table:formula="of:=[.E33]+[.G33]" office:value-type="float" office:value="1164" calcext:value-type="float">
            <text:p>116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E34]/[.I34]" office:value-type="percentage" office:value="0.00105764145954521" calcext:value-type="percentage">
            <text:p>0.11%</text:p>
          </table:table-cell>
          <table:table-cell office:value-type="float" office:value="1889" calcext:value-type="float">
            <text:p>1889</text:p>
          </table:table-cell>
          <table:table-cell table:formula="of:=[.G34]/[.I34]" office:value-type="percentage" office:value="0.998942358540455" calcext:value-type="percentage">
            <text:p>99.89%</text:p>
          </table:table-cell>
          <table:table-cell table:formula="of:=[.E34]+[.G34]" office:value-type="float" office:value="1891" calcext:value-type="float">
            <text:p>1891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E35]/[.I35]" office:value-type="percentage" office:value="0.000496277915632754" calcext:value-type="percentage">
            <text:p>0.05%</text:p>
          </table:table-cell>
          <table:table-cell office:value-type="float" office:value="2014" calcext:value-type="float">
            <text:p>2014</text:p>
          </table:table-cell>
          <table:table-cell table:formula="of:=[.G35]/[.I35]" office:value-type="percentage" office:value="0.999503722084367" calcext:value-type="percentage">
            <text:p>99.95%</text:p>
          </table:table-cell>
          <table:table-cell table:formula="of:=[.E35]+[.G35]" office:value-type="float" office:value="2015" calcext:value-type="float">
            <text:p>201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E36]/[.I36]" office:value-type="percentage" office:value="0" calcext:value-type="percentage">
            <text:p>0.00%</text:p>
          </table:table-cell>
          <table:table-cell office:value-type="float" office:value="185" calcext:value-type="float">
            <text:p>185</text:p>
          </table:table-cell>
          <table:table-cell table:formula="of:=[.G36]/[.I36]" office:value-type="percentage" office:value="1" calcext:value-type="percentage">
            <text:p>100.00%</text:p>
          </table:table-cell>
          <table:table-cell table:formula="of:=[.E36]+[.G36]" office:value-type="float" office:value="185" calcext:value-type="float">
            <text:p>18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E37]/[.I37]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table:formula="of:=[.G37]/[.I37]" office:value-type="percentage" office:value="1" calcext:value-type="percentage">
            <text:p>100.00%</text:p>
          </table:table-cell>
          <table:table-cell table:formula="of:=[.E37]+[.G37]" office:value-type="float" office:value="8" calcext:value-type="float">
            <text:p>8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/>
          <table:table-cell table:formula="of:=SUM([.E8:.E37])" office:value-type="float" office:value="2069" calcext:value-type="float">
            <text:p>2069</text:p>
          </table:table-cell>
          <table:table-cell table:formula="of:=[.E38]/[.I38]" office:value-type="percentage" office:value="0.0568094453596925" calcext:value-type="percentage">
            <text:p>5.68%</text:p>
          </table:table-cell>
          <table:table-cell table:formula="of:=SUM([.G8:.G37])" office:value-type="float" office:value="34351" calcext:value-type="float">
            <text:p>34351</text:p>
          </table:table-cell>
          <table:table-cell table:formula="of:=[.G38]/[.I38]" office:value-type="percentage" office:value="0.943190554640307" calcext:value-type="percentage">
            <text:p>94.32%</text:p>
          </table:table-cell>
          <table:table-cell table:formula="of:=[.E38]+[.G38]" office:value-type="float" office:value="36420" calcext:value-type="float">
            <text:p>36420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ONLY ULX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# BH</text:p>
          </table:table-cell>
          <table:table-cell table:style-name="Default" office:value-type="string" calcext:value-type="string">
            <text:p><text:span text:style-name="T1">% </text:span>BH</text:p>
          </table:table-cell>
          <table:table-cell office:value-type="string" calcext:value-type="string">
            <text:p># NS</text:p>
          </table:table-cell>
          <table:table-cell table:style-name="Default" office:value-type="string" calcext:value-type="string">
            <text:p>% NS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table:formula="of:=[.E44]/[.I4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44]/[.I44]" office:value-type="percentage" office:value="0" calcext:value-type="percentage">
            <text:p>0.00%</text:p>
          </table:table-cell>
          <table:table-cell table:formula="of:=[.E44]+[.G44]"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table:formula="of:=[.E45]/[.I45]" office:value-type="percentage" office:value="0.974789915966386" calcext:value-type="percentage">
            <text:p>97.48%</text:p>
          </table:table-cell>
          <table:table-cell office:value-type="float" office:value="3" calcext:value-type="float">
            <text:p>3</text:p>
          </table:table-cell>
          <table:table-cell table:formula="of:=[.G45]/[.I45]" office:value-type="percentage" office:value="0.0252100840336134" calcext:value-type="percentage">
            <text:p>2.52%</text:p>
          </table:table-cell>
          <table:table-cell table:formula="of:=[.E45]+[.G45]"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E46]/[.I46]" office:value-type="percentage" office:value="0.714285714285714" calcext:value-type="percentage">
            <text:p>71.43%</text:p>
          </table:table-cell>
          <table:table-cell office:value-type="float" office:value="2" calcext:value-type="float">
            <text:p>2</text:p>
          </table:table-cell>
          <table:table-cell table:formula="of:=[.G46]/[.I46]" office:value-type="percentage" office:value="0.285714285714286" calcext:value-type="percentage">
            <text:p>28.57%</text:p>
          </table:table-cell>
          <table:table-cell table:formula="of:=[.E46]+[.G46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E47]/[.I4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47]/[.I47]" office:value-type="percentage" office:value="0" calcext:value-type="percentage">
            <text:p>0.00%</text:p>
          </table:table-cell>
          <table:table-cell table:formula="of:=[.E47]+[.G47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E48]/[.I48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formula="of:=[.G48]/[.I48]" office:value-type="percentage" office:value="0.75" calcext:value-type="percentage">
            <text:p>75.00%</text:p>
          </table:table-cell>
          <table:table-cell table:formula="of:=[.E48]+[.G48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49]/[.I49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49]/[.I49]" office:value-type="percentage" office:value="1" calcext:value-type="percentage">
            <text:p>100.00%</text:p>
          </table:table-cell>
          <table:table-cell table:formula="of:=[.E49]+[.G49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50]/[.I50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50]/[.I50]" office:value-type="percentage" office:value="1" calcext:value-type="percentage">
            <text:p>100.00%</text:p>
          </table:table-cell>
          <table:table-cell table:formula="of:=[.E50]+[.G5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51]/[.I5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51]/[.I51]" office:value-type="percentage" office:value="1" calcext:value-type="percentage">
            <text:p>100.00%</text:p>
          </table:table-cell>
          <table:table-cell table:formula="of:=[.E51]+[.G5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table:formula="of:=[.E52]/[.I52]" office:value-type="percentage" office:value="0.983870967741935" calcext:value-type="percentage">
            <text:p>98.39%</text:p>
          </table:table-cell>
          <table:table-cell office:value-type="float" office:value="5" calcext:value-type="float">
            <text:p>5</text:p>
          </table:table-cell>
          <table:table-cell table:formula="of:=[.G52]/[.I52]" office:value-type="percentage" office:value="0.0161290322580645" calcext:value-type="percentage">
            <text:p>1.61%</text:p>
          </table:table-cell>
          <table:table-cell table:formula="of:=[.E52]+[.G52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E53]/[.I53]" office:value-type="percentage" office:value="0.934579439252336" calcext:value-type="percentage">
            <text:p>93.46%</text:p>
          </table:table-cell>
          <table:table-cell office:value-type="float" office:value="14" calcext:value-type="float">
            <text:p>14</text:p>
          </table:table-cell>
          <table:table-cell table:formula="of:=[.G53]/[.I53]" office:value-type="percentage" office:value="0.0654205607476635" calcext:value-type="percentage">
            <text:p>6.54%</text:p>
          </table:table-cell>
          <table:table-cell table:formula="of:=[.E53]+[.G53]"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E54]/[.I54]" office:value-type="percentage" office:value="0.532258064516129" calcext:value-type="percentage">
            <text:p>53.23%</text:p>
          </table:table-cell>
          <table:table-cell office:value-type="float" office:value="29" calcext:value-type="float">
            <text:p>29</text:p>
          </table:table-cell>
          <table:table-cell table:formula="of:=[.G54]/[.I54]" office:value-type="percentage" office:value="0.467741935483871" calcext:value-type="percentage">
            <text:p>46.77%</text:p>
          </table:table-cell>
          <table:table-cell table:formula="of:=[.E54]+[.G54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E55]/[.I55]"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table:formula="of:=[.G55]/[.I55]" office:value-type="percentage" office:value="0.25" calcext:value-type="percentage">
            <text:p>25.00%</text:p>
          </table:table-cell>
          <table:table-cell table:formula="of:=[.E55]+[.G55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E56]/[.I56]" office:value-type="percentage" office:value="0.6" calcext:value-type="percentage">
            <text:p>60.00%</text:p>
          </table:table-cell>
          <table:table-cell office:value-type="float" office:value="2" calcext:value-type="float">
            <text:p>2</text:p>
          </table:table-cell>
          <table:table-cell table:formula="of:=[.G56]/[.I56]" office:value-type="percentage" office:value="0.4" calcext:value-type="percentage">
            <text:p>40.00%</text:p>
          </table:table-cell>
          <table:table-cell table:formula="of:=[.E56]+[.G56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57]/[.I57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57]/[.I57]" office:value-type="percentage" office:value="1" calcext:value-type="percentage">
            <text:p>100.00%</text:p>
          </table:table-cell>
          <table:table-cell table:formula="of:=[.E57]+[.G57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58]/[.I58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58]/[.I58]" office:value-type="percentage" office:value="1" calcext:value-type="percentage">
            <text:p>100.00%</text:p>
          </table:table-cell>
          <table:table-cell table:formula="of:=[.E58]+[.G5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E59]/[.I5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59]/[.I59]" office:value-type="percentage" office:value="0" calcext:value-type="percentage">
            <text:p>0.00%</text:p>
          </table:table-cell>
          <table:table-cell table:formula="of:=[.E59]+[.G59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E60]/[.I60]" office:value-type="percentage" office:value="0.857142857142857" calcext:value-type="percentage">
            <text:p>85.71%</text:p>
          </table:table-cell>
          <table:table-cell office:value-type="float" office:value="1" calcext:value-type="float">
            <text:p>1</text:p>
          </table:table-cell>
          <table:table-cell table:formula="of:=[.G60]/[.I60]" office:value-type="percentage" office:value="0.142857142857143" calcext:value-type="percentage">
            <text:p>14.29%</text:p>
          </table:table-cell>
          <table:table-cell table:formula="of:=[.E60]+[.G6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E61]/[.I61]" office:value-type="percentage" office:value="0.142857142857143" calcext:value-type="percentage">
            <text:p>14.29%</text:p>
          </table:table-cell>
          <table:table-cell office:value-type="float" office:value="6" calcext:value-type="float">
            <text:p>6</text:p>
          </table:table-cell>
          <table:table-cell table:formula="of:=[.G61]/[.I61]" office:value-type="percentage" office:value="0.857142857142857" calcext:value-type="percentage">
            <text:p>85.71%</text:p>
          </table:table-cell>
          <table:table-cell table:formula="of:=[.E61]+[.G6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62]/[.I6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62]/[.I62]" office:value-type="percentage" office:value="1" calcext:value-type="percentage">
            <text:p>100.00%</text:p>
          </table:table-cell>
          <table:table-cell table:formula="of:=[.E62]+[.G6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63]/[.I63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63]/[.I63]" office:value-type="percentage" office:value="1" calcext:value-type="percentage">
            <text:p>100.00%</text:p>
          </table:table-cell>
          <table:table-cell table:formula="of:=[.E63]+[.G6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/>
          <table:table-cell table:formula="of:=SUM([.E44:.E63])" office:value-type="float" office:value="913" calcext:value-type="float">
            <text:p>913</text:p>
          </table:table-cell>
          <table:table-cell table:formula="of:=[.E64]/[.I64]" office:value-type="percentage" office:value="0.920362903225806" calcext:value-type="percentage">
            <text:p>92.04%</text:p>
          </table:table-cell>
          <table:table-cell table:formula="of:=SUM([.G44:.G63])" office:value-type="float" office:value="79" calcext:value-type="float">
            <text:p>79</text:p>
          </table:table-cell>
          <table:table-cell table:formula="of:=[.G64]/[.I64]" office:value-type="percentage" office:value="0.0796370967741936" calcext:value-type="percentage">
            <text:p>7.96%</text:p>
          </table:table-cell>
          <table:table-cell table:formula="of:=[.E64]+[.G64]" office:value-type="float" office:value="992" calcext:value-type="float">
            <text:p>992</text:p>
          </table:table-cell>
          <table:table-cell table:number-columns-repeated="7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only beamed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# BH</text:p>
          </table:table-cell>
          <table:table-cell table:style-name="Default" office:value-type="string" calcext:value-type="string">
            <text:p><text:span text:style-name="T1">% </text:span>BH</text:p>
          </table:table-cell>
          <table:table-cell office:value-type="string" calcext:value-type="string">
            <text:p># NS</text:p>
          </table:table-cell>
          <table:table-cell table:style-name="Default" office:value-type="string" calcext:value-type="string">
            <text:p>% NS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[.E71]/[.I7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71]/[.I71]" office:value-type="percentage" office:value="0" calcext:value-type="percentage">
            <text:p>0.00%</text:p>
          </table:table-cell>
          <table:table-cell table:formula="of:=[.E71]+[.G71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E72]/[.I72]" office:value-type="percentage" office:value="0.785714285714286" calcext:value-type="percentage">
            <text:p>78.57%</text:p>
          </table:table-cell>
          <table:table-cell office:value-type="float" office:value="3" calcext:value-type="float">
            <text:p>3</text:p>
          </table:table-cell>
          <table:table-cell table:formula="of:=[.G72]/[.I72]" office:value-type="percentage" office:value="0.214285714285714" calcext:value-type="percentage">
            <text:p>21.43%</text:p>
          </table:table-cell>
          <table:table-cell table:formula="of:=[.E72]+[.G72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E73]/[.I73]" office:value-type="percentage" office:value="0.666666666666667" calcext:value-type="percentage">
            <text:p>66.67%</text:p>
          </table:table-cell>
          <table:table-cell office:value-type="float" office:value="2" calcext:value-type="float">
            <text:p>2</text:p>
          </table:table-cell>
          <table:table-cell table:formula="of:=[.G73]/[.I73]" office:value-type="percentage" office:value="0.333333333333333" calcext:value-type="percentage">
            <text:p>33.33%</text:p>
          </table:table-cell>
          <table:table-cell table:formula="of:=[.E73]+[.G73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E74]/[.I7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74]/[.I74]" office:value-type="percentage" office:value="0" calcext:value-type="percentage">
            <text:p>0.00%</text:p>
          </table:table-cell>
          <table:table-cell table:formula="of:=[.E74]+[.G7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E75]/[.I75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75]/[.I75]" office:value-type="percentage" office:value="1" calcext:value-type="percentage">
            <text:p>100.00%</text:p>
          </table:table-cell>
          <table:table-cell table:formula="of:=[.E75]+[.G75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76]/[.I76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76]/[.I76]" office:value-type="percentage" office:value="1" calcext:value-type="percentage">
            <text:p>100.00%</text:p>
          </table:table-cell>
          <table:table-cell table:formula="of:=[.E76]+[.G7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77]/[.I77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77]/[.I77]" office:value-type="percentage" office:value="1" calcext:value-type="percentage">
            <text:p>100.00%</text:p>
          </table:table-cell>
          <table:table-cell table:formula="of:=[.E77]+[.G7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78]/[.I78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78]/[.I78]" office:value-type="percentage" office:value="1" calcext:value-type="percentage">
            <text:p>100.00%</text:p>
          </table:table-cell>
          <table:table-cell table:formula="of:=[.E78]+[.G7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[.E79]/[.I79]" office:value-type="percentage" office:value="0.905660377358491" calcext:value-type="percentage">
            <text:p>90.57%</text:p>
          </table:table-cell>
          <table:table-cell office:value-type="float" office:value="5" calcext:value-type="float">
            <text:p>5</text:p>
          </table:table-cell>
          <table:table-cell table:formula="of:=[.G79]/[.I79]" office:value-type="percentage" office:value="0.0943396226415094" calcext:value-type="percentage">
            <text:p>9.43%</text:p>
          </table:table-cell>
          <table:table-cell table:formula="of:=[.E79]+[.G79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E80]/[.I80]" office:value-type="percentage" office:value="0.708333333333333" calcext:value-type="percentage">
            <text:p>70.83%</text:p>
          </table:table-cell>
          <table:table-cell office:value-type="float" office:value="14" calcext:value-type="float">
            <text:p>14</text:p>
          </table:table-cell>
          <table:table-cell table:formula="of:=[.G80]/[.I80]" office:value-type="percentage" office:value="0.291666666666667" calcext:value-type="percentage">
            <text:p>29.17%</text:p>
          </table:table-cell>
          <table:table-cell table:formula="of:=[.E80]+[.G80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E81]/[.I81]" office:value-type="percentage" office:value="0.171428571428571" calcext:value-type="percentage">
            <text:p>17.14%</text:p>
          </table:table-cell>
          <table:table-cell office:value-type="float" office:value="29" calcext:value-type="float">
            <text:p>29</text:p>
          </table:table-cell>
          <table:table-cell table:formula="of:=[.G81]/[.I81]" office:value-type="percentage" office:value="0.828571428571429" calcext:value-type="percentage">
            <text:p>82.86%</text:p>
          </table:table-cell>
          <table:table-cell table:formula="of:=[.E81]+[.G81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E82]/[.I82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formula="of:=[.G82]/[.I82]" office:value-type="percentage" office:value="0.75" calcext:value-type="percentage">
            <text:p>75.00%</text:p>
          </table:table-cell>
          <table:table-cell table:formula="of:=[.E82]+[.G8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E83]/[.I83]" office:value-type="percentage" office:value="0.333333333333333" calcext:value-type="percentage">
            <text:p>33.33%</text:p>
          </table:table-cell>
          <table:table-cell office:value-type="float" office:value="2" calcext:value-type="float">
            <text:p>2</text:p>
          </table:table-cell>
          <table:table-cell table:formula="of:=[.G83]/[.I83]" office:value-type="percentage" office:value="0.666666666666667" calcext:value-type="percentage">
            <text:p>66.67%</text:p>
          </table:table-cell>
          <table:table-cell table:formula="of:=[.E83]+[.G8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84]/[.I84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84]/[.I84]" office:value-type="percentage" office:value="1" calcext:value-type="percentage">
            <text:p>100.00%</text:p>
          </table:table-cell>
          <table:table-cell table:formula="of:=[.E84]+[.G84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85]/[.I85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85]/[.I85]" office:value-type="percentage" office:value="1" calcext:value-type="percentage">
            <text:p>100.00%</text:p>
          </table:table-cell>
          <table:table-cell table:formula="of:=[.E85]+[.G8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86]/[.I8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86]/[.I86]" office:value-type="percentage" office:value="0" calcext:value-type="percentage">
            <text:p>0.00%</text:p>
          </table:table-cell>
          <table:table-cell table:formula="of:=[.E86]+[.G8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87]/[.I87]" office:value-type="percentage" office:value="0.666666666666667" calcext:value-type="percentage">
            <text:p>66.67%</text:p>
          </table:table-cell>
          <table:table-cell office:value-type="float" office:value="1" calcext:value-type="float">
            <text:p>1</text:p>
          </table:table-cell>
          <table:table-cell table:formula="of:=[.G87]/[.I87]" office:value-type="percentage" office:value="0.333333333333333" calcext:value-type="percentage">
            <text:p>33.33%</text:p>
          </table:table-cell>
          <table:table-cell table:formula="of:=[.E87]+[.G87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88]/[.I88]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table:formula="of:=[.G88]/[.I88]" office:value-type="percentage" office:value="1" calcext:value-type="percentage">
            <text:p>100.00%</text:p>
          </table:table-cell>
          <table:table-cell table:formula="of:=[.E88]+[.G8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89]/[.I89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89]/[.I89]" office:value-type="percentage" office:value="1" calcext:value-type="percentage">
            <text:p>100.00%</text:p>
          </table:table-cell>
          <table:table-cell table:formula="of:=[.E89]+[.G8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90]/[.I90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90]/[.I90]" office:value-type="percentage" office:value="1" calcext:value-type="percentage">
            <text:p>100.00%</text:p>
          </table:table-cell>
          <table:table-cell table:formula="of:=[.E90]+[.G9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/>
          <table:table-cell table:formula="of:=SUM([.E71:.E90])" office:value-type="float" office:value="148" calcext:value-type="float">
            <text:p>148</text:p>
          </table:table-cell>
          <table:table-cell table:formula="of:=[.E91]/[.I91]" office:value-type="percentage" office:value="0.651982378854625" calcext:value-type="percentage">
            <text:p>65.20%</text:p>
          </table:table-cell>
          <table:table-cell table:formula="of:=SUM([.G71:.G90])" office:value-type="float" office:value="79" calcext:value-type="float">
            <text:p>79</text:p>
          </table:table-cell>
          <table:table-cell table:formula="of:=[.G91]/[.I91]" office:value-type="percentage" office:value="0.348017621145374" calcext:value-type="percentage">
            <text:p>34.80%</text:p>
          </table:table-cell>
          <table:table-cell table:formula="of:=SUM([.I71:.I90])" office:value-type="float" office:value="227" calcext:value-type="float">
            <text:p>22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9:52:38.295289988</meta:creation-date>
    <dc:date>2019-04-24T10:33:51.501942689</dc:date>
    <meta:editing-duration>PT18H39M30S</meta:editing-duration>
    <meta:editing-cycles>2</meta:editing-cycles>
    <meta:generator>LibreOffice/6.0.7.3$Linux_X86_64 LibreOffice_project/00m0$Build-3</meta:generator>
    <meta:document-statistic meta:table-count="1" meta:cell-count="471" meta:object-count="0"/>
  </office:meta>
</office:document-meta>
</file>